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popupmenu/"/>
  <manifest:file-entry manifest:media-type="text/xml" manifest:full-path="styles.xml"/>
  <manifest:file-entry manifest:media-type="" manifest:full-path="Configurations2/progressbar/"/>
  <manifest:file-entry manifest:media-type="" manifest:full-path="Configurations2/statusbar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31mm"/>
    </style:style>
    <style:style style:name="co2" style:family="table-column">
      <style:table-column-properties fo:break-before="auto" style:column-width="106.2mm"/>
    </style:style>
    <style:style style:name="co3" style:family="table-column">
      <style:table-column-properties fo:break-before="auto" style:column-width="5.98mm"/>
    </style:style>
    <style:style style:name="co4" style:family="table-column">
      <style:table-column-properties fo:break-before="auto" style:column-width="152.22mm"/>
    </style:style>
    <style:style style:name="co5" style:family="table-column">
      <style:table-column-properties fo:break-before="auto" style:column-width="22.6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5.15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ta2" style:family="table" style:master-page-name="PageStyle_5f_Feuille2">
      <style:table-properties table:display="true" style:writing-mode="lr-tb"/>
    </style:style>
    <style:style style:name="ta3" style:family="table" style:master-page-name="PageStyle_5f_Feuille3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ff3333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7" style:family="table-cell" style:parent-style-name="Default">
      <style:table-cell-properties fo:background-color="transparent" fo:padding="0.71mm"/>
      <style:text-properties fo:color="#ff00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text-shadow="none" style:font-name="Arial" fo:font-size="8pt" fo:font-weight="normal" style:text-underline-style="none" style:text-underline-color="font-color" style:text-line-through-type="none" fo:font-style="normal" style:text-outline="false" style:text-position="0%" fo:color="#000000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8pt" style:text-line-through-type="none" fo:font-style="normal" style:text-outline="false" style:text-position="0%" fo:color="#000000" style:font-name-complex="Arial" style:font-size-asian="8pt" style:font-size-complex="8pt" style:font-style-asian="normal" style:font-style-complex="normal" fo:font-weight="bold" style:text-underline-style="solid" style:text-underline-width="auto" style:text-underline-color="font-color" style:font-weight-asian="bold" style:font-weight-complex="bold"/>
    </style:style>
    <style:style style:name="T3" style:family="text">
      <style:text-properties fo:text-shadow="none" style:font-name="Arial" fo:font-size="8pt" style:text-line-through-type="none" fo:font-style="normal" style:text-outline="false" style:text-position="0%" fo:color="#000000" style:font-name-complex="Arial" style:font-size-asian="8pt" style:font-size-complex="8pt" style:font-style-asian="normal" style:font-style-complex="normal" fo:font-weight="normal" style:text-underline-style="none" style:text-underline-color="font-color" style:font-weight-asian="normal" style:font-weight-complex="normal"/>
    </style:style>
    <style:style style:name="T4" style:family="text">
      <style:text-properties fo:text-shadow="none" style:font-name="Arial" fo:font-size="8pt" fo:font-weight="normal" style:text-underline-style="none" style:text-underline-color="font-color" style:text-line-through-type="none" fo:font-style="normal" style:text-outline="false" style:text-position="0%" fo:color="#ff0000" style:font-name-complex="Arial" style:font-size-asian="8pt" style:font-size-complex="8pt" style:font-weight-asian="normal" style:font-weight-complex="normal" style:font-style-asian="normal" style:font-style-complex="normal"/>
    </style:style>
    <style:style style:name="T5" style:family="text">
      <style:text-properties fo:text-shadow="none" style:font-name="Arial" fo:font-size="8pt" fo:font-weight="normal" style:text-underline-style="none" style:text-underline-color="font-color" style:text-line-through-type="none" fo:font-style="normal" style:text-outline="false" fo:color="#ff0000" style:font-name-complex="Arial" style:font-size-asian="8pt" style:font-size-complex="8pt" style:font-weight-asian="normal" style:font-weight-complex="normal" style:font-style-asian="normal" style:font-style-complex="normal" style:text-position="33%"/>
    </style:style>
    <style:style style:name="T6" style:family="text">
      <style:text-properties fo:text-shadow="none" style:font-name="Arial" fo:font-size="8pt" fo:font-weight="normal" style:text-underline-style="none" style:text-underline-color="font-color" style:text-line-through-type="none" fo:font-style="normal" style:text-outline="false" fo:color="#ff0000" style:font-name-complex="Arial" style:font-size-asian="8pt" style:font-size-complex="8pt" style:font-weight-asian="normal" style:font-weight-complex="normal" style:font-style-asian="normal" style:font-style-complex="normal" style:text-position="0%"/>
    </style:style>
    <style:style style:name="T7" style:family="text">
      <style:text-properties fo:text-shadow="none" style:font-name="Arial" fo:font-size="8pt" fo:font-weight="normal" style:text-underline-style="none" style:text-underline-color="font-color" style:text-line-through-type="none" fo:font-style="normal" style:text-outline="false" style:text-position="0%" style:font-name-complex="Arial" style:font-size-asian="8pt" style:font-size-complex="8pt" style:font-weight-asian="normal" style:font-weight-complex="normal" style:font-style-asian="normal" style:font-style-complex="normal"/>
    </style:style>
    <style:style style:name="T8" style:family="text">
      <style:text-properties fo:text-shadow="none" style:font-name="Arial" fo:font-size="8pt" fo:font-weight="normal" style:text-underline-style="none" style:text-underline-color="font-color" style:text-line-through-type="none" fo:font-style="normal" style:text-outline="false" style:font-name-complex="Arial" style:font-size-asian="8pt" style:font-size-complex="8pt" style:font-weight-asian="normal" style:font-weight-complex="normal" style:font-style-asian="normal" style:font-style-complex="normal" style:text-position="33%"/>
    </style:style>
    <style:style style:name="T9" style:family="text">
      <style:text-properties fo:text-shadow="none" style:font-name="Arial" fo:font-size="8pt" fo:font-weight="normal" style:text-underline-style="none" style:text-underline-color="font-color" style:text-line-through-type="none" fo:font-style="normal" style:text-outline="false" style:font-name-complex="Arial" style:font-size-asian="8pt" style:font-size-complex="8pt" style:font-weight-asian="normal" style:font-weight-complex="normal" style:font-style-asian="normal" style:font-style-complex="normal" style:text-position="0%"/>
    </style:style>
    <style:style style:name="T10" style:family="text">
      <style:text-properties fo:text-shadow="none" style:font-style-complex="normal" fo:font-size="8pt" fo:font-weight="normal" style:text-underline-style="none" style:text-underline-color="font-color" style:text-line-through-type="none" fo:font-style="normal" style:text-outline="false" fo:color="#000000" style:text-position="0%" style:font-name-complex="Arial" style:font-size-asian="8pt" style:font-size-complex="8pt" style:font-weight-asian="normal" style:font-weight-complex="normal" style:font-style-asian="normal" style:font-name="Arial"/>
    </style:style>
    <style:style style:name="T11" style:family="text">
      <style:text-properties fo:text-shadow="none" fo:font-size="8pt" fo:font-weight="normal" style:text-underline-style="none" style:text-underline-color="font-color" style:text-line-through-type="none" style:text-outline="false" fo:color="#000000" style:text-position="0%" style:font-name-complex="Arial" style:font-size-asian="8pt" style:font-size-complex="8pt" style:font-weight-asian="normal" style:font-weight-complex="normal" style:font-name="Arial" fo:font-style="italic" style:font-style-asian="italic" style:font-style-complex="italic"/>
    </style:style>
    <style:style style:name="T12" style:family="text">
      <style:text-properties fo:text-shadow="none" fo:font-size="8pt" fo:font-weight="normal" style:text-underline-style="none" style:text-underline-color="font-color" style:text-line-through-type="none" style:text-outline="false" fo:color="#000000" style:text-position="0%" style:font-name-complex="Arial" style:font-size-asian="8pt" style:font-size-complex="8pt" style:font-weight-asian="normal" style:font-weight-complex="normal" style:font-name="Arial" fo:font-style="normal" style:font-style-asian="normal" style:font-style-complex="normal"/>
    </style:style>
    <style:style style:name="T13" style:family="text">
      <style:text-properties style:font-style-complex="italic" style:font-name="Arial" style:font-style-asian="italic" style:font-weight-complex="normal" style:font-weight-asian="normal" style:font-size-complex="8pt" style:font-size-asian="8pt" style:font-name-complex="Arial" style:text-position="0%" style:text-outline="false" fo:font-style="italic" style:text-line-through-type="none" style:text-underline-style="none" style:text-underline-color="font-color" fo:font-weight="normal" fo:font-size="8pt" fo:text-shadow="none"/>
    </style:style>
    <style:style style:name="T14" style:family="text">
      <style:text-properties style:font-name="Arial" style:font-weight-complex="normal" style:font-weight-asian="normal" style:font-size-complex="8pt" style:font-size-asian="8pt" style:font-name-complex="Arial" style:text-position="0%" style:text-outline="false" style:text-line-through-type="none" style:text-underline-style="none" style:text-underline-color="font-color" fo:font-weight="normal" fo:font-size="8pt" fo:text-shadow="none" fo:font-style="normal" style:font-style-asian="normal" style:font-style-complex="normal"/>
    </style:style>
    <style:style style:name="T15" style:family="text">
      <style:text-properties style:font-weight-asian="normal" fo:font-weight="normal" style:font-size-complex="8pt" style:font-size-asian="8pt" style:font-name-complex="Arial" fo:color="#000000" style:font-style-complex="normal" fo:text-shadow="none" fo:font-size="8pt" style:font-style-asian="normal" style:font-name="Arial" style:text-position="0%" style:text-outline="false" fo:font-style="normal" style:text-line-through-type="none" style:text-underline-style="none" style:text-underline-color="font-color" style:font-weight-complex="normal"/>
    </style:style>
    <style:style style:name="T16" style:family="text">
      <style:text-properties style:font-size-complex="8pt" style:font-size-asian="8pt" style:font-name-complex="Arial" fo:color="#000000" fo:text-shadow="none" fo:font-size="8pt" style:font-name="Arial" style:text-position="0%" style:text-outline="false" style:text-line-through-type="none" style:font-style-asian="italic" style:font-style-complex="italic" fo:font-weight="bold" style:font-weight-asian="bold" style:font-weight-complex="bold" style:text-underline-style="solid" style:text-underline-width="auto" style:text-underline-color="font-color" fo:font-style="italic"/>
    </style:style>
    <style:style style:name="T17" style:family="text">
      <style:text-properties style:font-size-complex="8pt" style:font-size-asian="8pt" style:font-name-complex="Arial" fo:color="#000000" fo:text-shadow="none" fo:font-size="8pt" style:font-name="Arial" style:text-position="0%" style:text-outline="false" style:text-line-through-type="none"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18" style:family="text">
      <style:text-properties style:font-style-complex="italic" style:font-name="Arial" style:font-style-asian="italic" style:font-weight-complex="normal" style:font-weight-asian="normal" style:font-size-complex="8pt" style:font-size-asian="8pt" style:font-name-complex="Arial" style:text-position="0%" fo:color="#000000" style:text-outline="false" fo:font-style="italic" style:text-line-through-type="none" style:text-underline-style="none" style:text-underline-color="font-color" fo:font-weight="normal" fo:font-size="8pt" fo:text-shadow="none"/>
    </style:style>
    <style:style style:name="T19" style:family="text">
      <style:text-properties style:font-name="Arial" style:font-weight-complex="normal" style:font-weight-asian="normal" style:font-size-complex="8pt" style:font-size-asian="8pt" style:font-name-complex="Arial" style:text-position="0%" fo:color="#000000" style:text-outline="false" style:text-line-through-type="none" style:text-underline-style="none" style:text-underline-color="font-color" fo:font-weight="normal" fo:font-size="8pt" fo:text-shadow="none" fo:font-style="normal" style:font-style-asian="normal" style:font-style-complex="normal"/>
    </style:style>
  </office:automatic-styles>
  <office:body>
    <office:spreadsheet>
      <table:calculation-settings table:case-sensitive="false" table:use-regular-expressions="false"/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row table:style-name="ro1">
          <table:table-cell table:number-columns-repeated="2"/>
          <table:table-cell table:style-name="ce15" office:value-type="string" calcext:value-type="string">
            <text:p>L2 BIO</text:p>
          </table:table-cell>
          <table:table-cell table:number-columns-repeated="254"/>
        </table:table-row>
        <table:table-row table:style-name="ro2">
          <table:table-cell table:number-columns-repeated="257"/>
        </table:table-row>
        <table:table-row table:style-name="ro1">
          <table:table-cell table:style-name="ce2"/>
          <table:table-cell table:style-name="ce5" office:value-type="string" calcext:value-type="string">
            <text:p>Reading comprehension: The Biological Effects of Fast Food</text:p>
          </table:table-cell>
          <table:table-cell table:style-name="ce3" table:number-columns-repeated="8"/>
          <table:table-cell table:number-columns-repeated="24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What happened recently with McDonald's?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<text:span text:style-name="T1">What is </text:span><text:span text:style-name="T2">WRONG </text:span><text:span text:style-name="T3">?    Newton...</text:span>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2" office:value-type="string" calcext:value-type="string">
            <text:p xmlns:text="urn:oasis:names:tc:opendocument:xmlns:text:1.0">McDonald's decided to cease using meat with antibiotics in it.</text:p>
          </table:table-cell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set the stage for future analysis in various fields of mathematics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0" office:value-type="string" calcext:value-type="string">
            <text:p xmlns:text="urn:oasis:names:tc:opendocument:xmlns:text:1.0">It was discovered that their meat was full of antibiotics.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created the science of mechanics and explained the motion of planets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3" office:value-type="string" calcext:value-type="string">
            <text:p xmlns:text="urn:oasis:names:tc:opendocument:xmlns:text:1.0">Environmental Defense exposed McDonald's guilt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understood that scientific reasoning was the way to approach problems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1" office:value-type="string" calcext:value-type="string">
            <text:p xmlns:text="urn:oasis:names:tc:opendocument:xmlns:text:1.0">The fast-food giant changed its advertisements.</text:p>
          </table:table-cell>
          <table:table-cell table:style-name="ce2" office:value-type="string" calcext:value-type="string">
            <text:p>d</text:p>
          </table:table-cell>
          <table:table-cell table:style-name="ce12" office:value-type="string" calcext:value-type="string">
            <text:p>saw that science and religion were incompatible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 table:number-columns-repeated="2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Why does the author think that McDonald's is changing their policy?</text:p>
          </table:table-cell>
          <table:table-cell table:style-name="ce2" office:value-type="float" office:value="21" calcext:value-type="float">
            <text:p>21</text:p>
          </table:table-cell>
          <table:table-cell table:style-name="ce9" office:value-type="string" calcext:value-type="string">
            <text:p>Newton was an English .... into a poor farming family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7" office:value-type="string" calcext:value-type="string">
            <text:p xmlns:text="urn:oasis:names:tc:opendocument:xmlns:text:1.0">Because they are progressive and responsible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physicist and mathematician who was born 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4" office:value-type="string" calcext:value-type="string">
            <text:p xmlns:text="urn:oasis:names:tc:opendocument:xmlns:text:1.0">To make America a healthier nation.</text:p>
          </table:table-cell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physician and mathematician that is born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5" office:value-type="string" calcext:value-type="string">
            <text:p xmlns:text="urn:oasis:names:tc:opendocument:xmlns:text:1.0">To reduce costs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physician and mathematicist that was borne..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6" office:value-type="string" calcext:value-type="string">
            <text:p xmlns:text="urn:oasis:names:tc:opendocument:xmlns:text:1.0">To combat recent criticism.</text:p>
          </table:table-cell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physiquer and mathematiquer who is born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/>
          <table:table-cell table:style-name="ce9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<text:span text:style-name="T1">Which sentence is </text:span><text:span text:style-name="T2">FALSE</text:span><text:span text:style-name="T3">?</text:span></text:p>
          </table:table-cell>
          <table:table-cell table:style-name="ce2" office:value-type="float" office:value="22" calcext:value-type="float">
            <text:p>22</text:p>
          </table:table-cell>
          <table:table-cell table:style-name="ce9" office:value-type="string" calcext:value-type="string">
            <text:p>Newton ..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9" office:value-type="string" calcext:value-type="string">
            <text:p xmlns:text="urn:oasis:names:tc:opendocument:xmlns:text:1.0">In 1980, 30% of American adults were obese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made breakthroughs in mathematics, physics and chemistry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10" office:value-type="string" calcext:value-type="string">
            <text:p xmlns:text="urn:oasis:names:tc:opendocument:xmlns:text:1.0">Americans spend more money on cars than fast food.</text:p>
          </table:table-cell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did advances in maths, physics and chimy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8" office:value-type="string" calcext:value-type="string">
            <text:p xmlns:text="urn:oasis:names:tc:opendocument:xmlns:text:1.0">Obesity has reached a record high in the USA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made discoveries in mathematic, physic and chemistry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0" office:value-type="string" calcext:value-type="string">
            <text:p xmlns:text="urn:oasis:names:tc:opendocument:xmlns:text:1.0">The government has spent $115 billion on healthcare for obese people.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realized developments in mathematics, physics and chemy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 table:number-columns-repeated="2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Which sentence is true?</text:p>
          </table:table-cell>
          <table:table-cell table:style-name="ce2" office:value-type="float" office:value="23" calcext:value-type="float">
            <text:p>23</text:p>
          </table:table-cell>
          <table:table-cell table:style-name="ce9" office:value-type="string" calcext:value-type="string">
            <text:p>By the time Darwin ...he possessed .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4" office:value-type="string" calcext:value-type="string">
            <text:p xmlns:text="urn:oasis:names:tc:opendocument:xmlns:text:1.0">A drug addict triggered a bomb in McDonald's.</text:p>
          </table:table-cell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had 22 years / many knowledges on a large variety of scientific fields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3" office:value-type="string" calcext:value-type="string">
            <text:p xmlns:text="urn:oasis:names:tc:opendocument:xmlns:text:1.0">Researchers have been testing fast food on themselves.</text:p>
          </table:table-cell>
          <table:table-cell table:style-name="ce2" office:value-type="string" calcext:value-type="string">
            <text:p>b</text:p>
          </table:table-cell>
          <table:table-cell table:style-name="ce12" office:value-type="string" calcext:value-type="string">
            <text:p>was 22 / a general knowledge of a wide range of scientific fields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1" office:value-type="string" calcext:value-type="string">
            <text:p xmlns:text="urn:oasis:names:tc:opendocument:xmlns:text:1.0">Eating fast food cannot be described as an addiction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was 22 years old / knowledge on a large range of scientifical domains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2" office:value-type="string" calcext:value-type="string">
            <text:p xmlns:text="urn:oasis:names:tc:opendocument:xmlns:text:1.0">Fast food can change hormone levels.</text:p>
          </table:table-cell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was 22 / a large knowledge of a wide variety of scientifical fields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/>
          <table:table-cell table:style-name="ce9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Leptin...</text:p>
          </table:table-cell>
          <table:table-cell table:style-name="ce2" office:value-type="float" office:value="24" calcext:value-type="float">
            <text:p>24</text:p>
          </table:table-cell>
          <table:table-cell table:style-name="ce9" office:value-type="string" calcext:value-type="string">
            <text:p>Darwin ....on evolution and natural selection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6" office:value-type="string" calcext:value-type="string">
            <text:p xmlns:text="urn:oasis:names:tc:opendocument:xmlns:text:1.0">… is not produced in obese people.</text:p>
          </table:table-cell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made research 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7" office:value-type="string" calcext:value-type="string">
            <text:p xmlns:text="urn:oasis:names:tc:opendocument:xmlns:text:1.0">… is excessively responsive to hormones.</text:p>
          </table:table-cell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carried out some research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8" office:value-type="string" calcext:value-type="string">
            <text:p xmlns:text="urn:oasis:names:tc:opendocument:xmlns:text:1.0">… plays a minor role in weight gain.</text:p>
          </table:table-cell>
          <table:table-cell table:style-name="ce2" office:value-type="string" calcext:value-type="string">
            <text:p>c</text:p>
          </table:table-cell>
          <table:table-cell table:style-name="ce12" office:value-type="string" calcext:value-type="string">
            <text:p>did some research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5" office:value-type="string" calcext:value-type="string">
            <text:p xmlns:text="urn:oasis:names:tc:opendocument:xmlns:text:1.0">… keeps a check on the body's stores of fat.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made many researches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 table:number-columns-repeated="2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The latest research suggests that...</text:p>
          </table:table-cell>
          <table:table-cell table:style-name="ce2" office:value-type="float" office:value="25" calcext:value-type="float">
            <text:p>25</text:p>
          </table:table-cell>
          <table:table-cell table:style-name="ce9" office:value-type="string" calcext:value-type="string">
            <text:p>.... theory of <text:s/>relativity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1" office:value-type="string" calcext:value-type="string">
            <text:p xmlns:text="urn:oasis:names:tc:opendocument:xmlns:text:1.0">… ability to respond to leptin depends on how upset you are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Most people have heard of Einstein's ..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2" office:value-type="string" calcext:value-type="string">
            <text:p xmlns:text="urn:oasis:names:tc:opendocument:xmlns:text:1.0">… New York City has a particularly high level of obese people.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The most of the people know about Einstein's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0" office:value-type="string" calcext:value-type="string">
            <text:p xmlns:text="urn:oasis:names:tc:opendocument:xmlns:text:1.0">… 72 hours is not enough to see any changes in weight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Most of the persons have heard about the Einstein's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9" office:value-type="string" calcext:value-type="string">
            <text:p xmlns:text="urn:oasis:names:tc:opendocument:xmlns:text:1.0">… levels of leptin can be disrupted even after a few fast food meals.</text:p>
          </table:table-cell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Most of people know about the Einstein's 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 table:number-columns-repeated="2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Which sentence is true?</text:p>
          </table:table-cell>
          <table:table-cell table:style-name="ce2" office:value-type="float" office:value="26" calcext:value-type="float">
            <text:p>26</text:p>
          </table:table-cell>
          <table:table-cell table:style-name="ce9" office:value-type="string" calcext:value-type="string">
            <text:p>Marie Curie was the first woman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4" office:value-type="string" calcext:value-type="string">
            <text:p xmlns:text="urn:oasis:names:tc:opendocument:xmlns:text:1.0">Galanin increases the amount of energy you expend.</text:p>
          </table:table-cell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to be won a Nobel price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5" office:value-type="string" calcext:value-type="string">
            <text:p xmlns:text="urn:oasis:names:tc:opendocument:xmlns:text:1.0">The brain rewards hot-wired circuits.</text:p>
          </table:table-cell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to award a nobel prize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6" office:value-type="string" calcext:value-type="string">
            <text:p xmlns:text="urn:oasis:names:tc:opendocument:xmlns:text:1.0">The hormonal and brain systems can be reconfigured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to be giving a Nobel prize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3" office:value-type="string" calcext:value-type="string">
            <text:p xmlns:text="urn:oasis:names:tc:opendocument:xmlns:text:1.0">Sarah Leibowitz's results are inconclusive.</text:p>
          </table:table-cell>
          <table:table-cell table:style-name="ce2" office:value-type="string" calcext:value-type="string">
            <text:p>d</text:p>
          </table:table-cell>
          <table:table-cell table:style-name="ce12" office:value-type="string" calcext:value-type="string">
            <text:p>to be awarded a Nobel prize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 table:number-columns-repeated="2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Giving animals lots of sugar...</text:p>
          </table:table-cell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Our ... has gone up thanks to a better 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8" office:value-type="string" calcext:value-type="string">
            <text:p xmlns:text="urn:oasis:names:tc:opendocument:xmlns:text:1.0">… gave them withdrawal symptoms when it was taken away.</text:p>
          </table:table-cell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life span / cure of illness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0" office:value-type="string" calcext:value-type="string">
            <text:p xmlns:text="urn:oasis:names:tc:opendocument:xmlns:text:1.0">… made them feverish.</text:p>
          </table:table-cell>
          <table:table-cell table:style-name="ce2" office:value-type="string" calcext:value-type="string">
            <text:p>b</text:p>
          </table:table-cell>
          <table:table-cell table:style-name="ce12" office:value-type="string" calcext:value-type="string">
            <text:p>life expectancy / treatment of diseases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7" office:value-type="string" calcext:value-type="string">
            <text:p xmlns:text="urn:oasis:names:tc:opendocument:xmlns:text:1.0">… made them quite withdrawn.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life hope / treating of sickness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9" office:value-type="string" calcext:value-type="string">
            <text:p xmlns:text="urn:oasis:names:tc:opendocument:xmlns:text:1.0">… made them shake.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life expectation / dealing with disease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/>
          <table:table-cell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Which sentence is true?</text:p>
          </table:table-cell>
          <table:table-cell table:style-name="ce2" office:value-type="float" office:value="28" calcext:value-type="float">
            <text:p>28</text:p>
          </table:table-cell>
          <table:table-cell table:style-name="ce9" office:value-type="string" calcext:value-type="string">
            <text:p>You must have a … avoiding …</text:p>
          </table:table-cell>
          <table:table-cell table:style-name="ce8"/>
          <table:table-cell table:style-name="ce9" table:number-columns-repeated="2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3" office:value-type="string" calcext:value-type="string">
            <text:p xmlns:text="urn:oasis:names:tc:opendocument:xmlns:text:1.0">Eating fast food can produce long-lasting changes to the brain.</text:p>
          </table:table-cell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healthy regime / fiber and antioxydants.</text:p>
          </table:table-cell>
          <table:table-cell table:style-name="ce8"/>
          <table:table-cell table:style-name="ce9" table:number-columns-repeated="2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4" office:value-type="string" calcext:value-type="string">
            <text:p xmlns:text="urn:oasis:names:tc:opendocument:xmlns:text:1.0">Research was carried out on drug addicts.</text:p>
          </table:table-cell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sane regime / sugars and fats.</text:p>
          </table:table-cell>
          <table:table-cell table:style-name="ce8"/>
          <table:table-cell table:style-name="ce9" table:number-columns-repeated="2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2" office:value-type="string" calcext:value-type="string">
            <text:p xmlns:text="urn:oasis:names:tc:opendocument:xmlns:text:1.0">Rats at the University of Wisconsin were given fast food.</text:p>
          </table:table-cell>
          <table:table-cell table:style-name="ce2" office:value-type="string" calcext:value-type="string">
            <text:p>c</text:p>
          </table:table-cell>
          <table:table-cell table:style-name="ce12" office:value-type="string" calcext:value-type="string">
            <text:p>healthy diet / sugar and fat.</text:p>
          </table:table-cell>
          <table:table-cell table:style-name="ce17"/>
          <table:table-cell table:style-name="ce9" table:number-columns-repeated="2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1" office:value-type="string" calcext:value-type="string">
            <text:p xmlns:text="urn:oasis:names:tc:opendocument:xmlns:text:1.0">Exposure to pleasure is not enough to modify genes.</text:p>
          </table:table-cell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wealthy food / sweets and grease.</text:p>
          </table:table-cell>
          <table:table-cell table:style-name="ce8"/>
          <table:table-cell table:style-name="ce9" table:number-columns-repeated="2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 table:number-columns-repeated="2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Is it possible to break the addiction?</text:p>
          </table:table-cell>
          <table:table-cell table:style-name="ce2" office:value-type="float" office:value="29" calcext:value-type="float">
            <text:p>29</text:p>
          </table:table-cell>
          <table:table-cell table:style-name="ce9" office:value-type="string" calcext:value-type="string">
            <text:p>… are substances added to food to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7" office:value-type="string" calcext:value-type="string">
            <text:p xmlns:text="urn:oasis:names:tc:opendocument:xmlns:text:1.0">Yes, if we focus on our cravings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Food additives / preserve flavour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5" office:value-type="string" calcext:value-type="string">
            <text:p xmlns:text="urn:oasis:names:tc:opendocument:xmlns:text:1.0">No, people indulge too much.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Colourants / give them a nice taste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6" office:value-type="string" calcext:value-type="string">
            <text:p xmlns:text="urn:oasis:names:tc:opendocument:xmlns:text:1.0">No, the biological changes in the body are permanent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Preservatives / keep them from reproducing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" office:value-type="string" calcext:value-type="string">
            <text:p xmlns:text="urn:oasis:names:tc:opendocument:xmlns:text:1.0">Only if we change our diets.</text:p>
          </table:table-cell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Additives / make it healthier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 table:number-columns-repeated="8"/>
          <table:table-cell table:number-columns-repeated="247"/>
        </table:table-row>
        <table:table-row table:style-name="ro3">
          <table:table-cell table:style-name="ce2"/>
          <table:table-cell table:style-name="ce11" office:value-type="string" calcext:value-type="string">
            <text:p>Oral text: Newton</text:p>
          </table:table-cell>
          <table:table-cell table:style-name="ce2" office:value-type="float" office:value="30" calcext:value-type="float">
            <text:p>30</text:p>
          </table:table-cell>
          <table:table-cell table:style-name="ce9" office:value-type="string" calcext:value-type="string">
            <text:p>The ..... might lead to ....</text:p>
          </table:table-cell>
          <table:table-cell table:style-name="ce3" table:number-columns-repeated="6"/>
          <table:table-cell table:number-columns-repeated="247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8" office:value-type="string" calcext:value-type="string">
            <text:p xmlns:text="urn:oasis:names:tc:opendocument:xmlns:text:1.0">on the day Galileo died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shortage of clean water / war, disease and famine.</text:p>
          </table:table-cell>
          <table:table-cell table:style-name="ce9"/>
          <table:table-cell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9" office:value-type="string" calcext:value-type="string">
            <text:p xmlns:text="urn:oasis:names:tc:opendocument:xmlns:text:1.0"><text:span text:style-name="T4">on<text:s text:c="2"/>Dec 25</text:span><text:span text:style-name="T5">th</text:span><text:span text:style-name="T6"> 1642, the year Galileo died.</text:span>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lake of fresh water / drought, malnutrition and death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0" office:value-type="string" calcext:value-type="string">
            <text:p xmlns:text="urn:oasis:names:tc:opendocument:xmlns:text:1.0">on Christmas day, like Galileo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lack of water supplies / dryness, undernourishment and illnes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" office:value-type="string" calcext:value-type="string">
            <text:p xmlns:text="urn:oasis:names:tc:opendocument:xmlns:text:1.0">Newton was born...</text:p>
          </table:table-cell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depletion of sea water / fighting over scarce resource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9" office:value-type="string" calcext:value-type="string">
            <text:p xmlns:text="urn:oasis:names:tc:opendocument:xmlns:text:1.0"><text:span text:style-name="T4">on<text:s text:c="2"/>Dec 25</text:span><text:span text:style-name="T5">th</text:span><text:span text:style-name="T6"> 1642, the year Galileo died.</text:span></text:p>
          </table:table-cell>
          <table:table-cell table:style-name="ce3"/>
          <table:table-cell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/>
          <table:table-cell table:style-name="ce3"/>
          <table:table-cell table:style-name="ce2" office:value-type="float" office:value="31" calcext:value-type="float">
            <text:p>31</text:p>
          </table:table-cell>
          <table:table-cell table:style-name="ce16" office:value-type="string" calcext:value-type="string">
            <text:p><text:span text:style-name="T18">GMO</text:span><text:span text:style-name="T19"> stands for ...</text:span>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2" office:value-type="string" calcext:value-type="string">
            <text:p xmlns:text="urn:oasis:names:tc:opendocument:xmlns:text:1.0">was a solitary schoolboy and physician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genetically modified organism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3" office:value-type="string" calcext:value-type="string">
            <text:p xmlns:text="urn:oasis:names:tc:opendocument:xmlns:text:1.0"><text:span text:style-name="T7">was the chief figure of the 18</text:span><text:span text:style-name="T8">th</text:span><text:span text:style-name="T9"> century revolution.</text:span>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genetic modifications of outlayer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4" office:value-type="string" calcext:value-type="string">
            <text:p xmlns:text="urn:oasis:names:tc:opendocument:xmlns:text:1.0">shed light on the functioning of the universe.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genes mixed with other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9" office:value-type="string" calcext:value-type="string">
            <text:p xmlns:text="urn:oasis:names:tc:opendocument:xmlns:text:1.0">Newton...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grown maize and other crop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2" office:value-type="string" calcext:value-type="string">
            <text:p xmlns:text="urn:oasis:names:tc:opendocument:xmlns:text:1.0">was a solitary schoolboy and physician.</text:p>
          </table:table-cell>
          <table:table-cell/>
          <table:table-cell table:style-name="ce3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/>
          <table:table-cell/>
          <table:table-cell table:style-name="ce2" office:value-type="float" office:value="32" calcext:value-type="float">
            <text:p>32</text:p>
          </table:table-cell>
          <table:table-cell table:style-name="ce3" office:value-type="string" calcext:value-type="string">
            <text:p>What is correct? GMOs....</text:p>
          </table:table-cell>
          <table:table-cell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8" office:value-type="string" calcext:value-type="string">
            <text:p xmlns:text="urn:oasis:names:tc:opendocument:xmlns:text:1.0">includes Newton's theories of gravitation and his 3 laws of motion.</text:p>
          </table:table-cell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rise many ethical debate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7" office:value-type="string" calcext:value-type="string">
            <text:p xmlns:text="urn:oasis:names:tc:opendocument:xmlns:text:1.0">consists of 3 books that have changed the faith of science.</text:p>
          </table:table-cell>
          <table:table-cell table:style-name="ce2" office:value-type="string" calcext:value-type="string">
            <text:p>b</text:p>
          </table:table-cell>
          <table:table-cell table:style-name="ce12" office:value-type="string" calcext:value-type="string">
            <text:p>raise a lot of ethical issue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" office:value-type="string" calcext:value-type="string">
            <text:p xmlns:text="urn:oasis:names:tc:opendocument:xmlns:text:1.0"><text:span text:style-name="T10">The </text:span><text:span text:style-name="T11">Principia</text:span><text:span text:style-name="T12"> ... </text:span>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rise several ethical problem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6" office:value-type="string" calcext:value-type="string">
            <text:p xmlns:text="urn:oasis:names:tc:opendocument:xmlns:text:1.0">laid down the mathematical principles of philosophy.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arouse much ethical dilemma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8" office:value-type="string" calcext:value-type="string">
            <text:p xmlns:text="urn:oasis:names:tc:opendocument:xmlns:text:1.0">includes Newton's theories of gravitation and his 3 laws of motion.</text:p>
          </table:table-cell>
          <table:table-cell table:style-name="ce3" table:number-columns-repeated="2"/>
          <table:table-cell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 table:number-columns-repeated="2"/>
          <table:table-cell table:style-name="ce2" office:value-type="float" office:value="33" calcext:value-type="float">
            <text:p>33</text:p>
          </table:table-cell>
          <table:table-cell table:style-name="ce3" office:value-type="string" calcext:value-type="string">
            <text:p>I can't help …. that ….is dangerou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1" office:value-type="string" calcext:value-type="string">
            <text:p xmlns:text="urn:oasis:names:tc:opendocument:xmlns:text:1.0">after he graduated from college.</text:p>
          </table:table-cell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to think / to clone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2" office:value-type="string" calcext:value-type="string">
            <text:p xmlns:text="urn:oasis:names:tc:opendocument:xmlns:text:1.0">while he was away from college because he was ill.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to think / cloning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0" office:value-type="string" calcext:value-type="string">
            <text:p xmlns:text="urn:oasis:names:tc:opendocument:xmlns:text:1.0">when he was still <text:s/>a young boy.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think / clonage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" office:value-type="string" calcext:value-type="string">
            <text:p xmlns:text="urn:oasis:names:tc:opendocument:xmlns:text:1.0">Most of Newton's work was begun...</text:p>
          </table:table-cell>
          <table:table-cell table:style-name="ce2" office:value-type="string" calcext:value-type="string">
            <text:p>d</text:p>
          </table:table-cell>
          <table:table-cell table:style-name="ce12" office:value-type="string" calcext:value-type="string">
            <text:p>thinking / cloning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2" office:value-type="string" calcext:value-type="string">
            <text:p xmlns:text="urn:oasis:names:tc:opendocument:xmlns:text:1.0">while he was away from college because he was ill.</text:p>
          </table:table-cell>
          <table:table-cell table:style-name="ce3"/>
          <table:table-cell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 table:number-columns-repeated="2"/>
          <table:table-cell table:style-name="ce2" office:value-type="float" office:value="34" calcext:value-type="float">
            <text:p>34</text:p>
          </table:table-cell>
          <table:table-cell table:style-name="ce3" office:value-type="string" calcext:value-type="string">
            <text:p>The food we eat contains essential..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6" office:value-type="string" calcext:value-type="string">
            <text:p xmlns:text="urn:oasis:names:tc:opendocument:xmlns:text:1.0">was the year 666, the year of the Beast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nutrients, such as carbohydrates, fats and proteins.</text:p>
          </table:table-cell>
          <table:table-cell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13" office:value-type="string" calcext:value-type="string">
            <text:p xmlns:text="urn:oasis:names:tc:opendocument:xmlns:text:1.0"><text:span text:style-name="T13"> Annus mirabilis</text:span><text:span text:style-name="T14">  …</text:span>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nutriments, like grease, feculents and flesh.</text:p>
          </table:table-cell>
          <table:table-cell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4" office:value-type="string" calcext:value-type="string">
            <text:p xmlns:text="urn:oasis:names:tc:opendocument:xmlns:text:1.0"><text:span text:style-name="T10">translates as<text:s text:c="2"/></text:span><text:span text:style-name="T11">miserable year</text:span><text:span text:style-name="T12"> , because of the plague.</text:span>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nutritive value, like sugar, grease and feculents.</text:p>
          </table:table-cell>
          <table:table-cell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5" office:value-type="string" calcext:value-type="string">
            <text:p xmlns:text="urn:oasis:names:tc:opendocument:xmlns:text:1.0">refers to a miracle that Newton accomplished <text:s/>in London in 1666.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condiments such as grains, seeds or nuts.</text:p>
          </table:table-cell>
          <table:table-cell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5" office:value-type="string" calcext:value-type="string">
            <text:p xmlns:text="urn:oasis:names:tc:opendocument:xmlns:text:1.0">refers to a miracle that Newton accomplished <text:s/>in London in 1666.</text:p>
          </table:table-cell>
          <table:table-cell table:style-name="ce3" table:number-columns-repeated="2"/>
          <table:table-cell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 table:number-columns-repeated="2"/>
          <table:table-cell table:style-name="ce2" office:value-type="float" office:value="35" calcext:value-type="float">
            <text:p>35</text:p>
          </table:table-cell>
          <table:table-cell table:style-name="ce3" office:value-type="string" calcext:value-type="string">
            <text:p>In the last years there.... a growing trend toward …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8" office:value-type="string" calcext:value-type="string">
            <text:p xmlns:text="urn:oasis:names:tc:opendocument:xmlns:text:1.0">Optics and his theory of colours.</text:p>
          </table:table-cell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was / the growth of genetically modifying food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9" office:value-type="string" calcext:value-type="string">
            <text:p xmlns:text="urn:oasis:names:tc:opendocument:xmlns:text:1.0">His discoveries in calculus and geometry.</text:p>
          </table:table-cell>
          <table:table-cell table:style-name="ce2" office:value-type="string" calcext:value-type="string">
            <text:p>b</text:p>
          </table:table-cell>
          <table:table-cell table:style-name="ce12" office:value-type="string" calcext:value-type="string">
            <text:p>has been / sustainable agricultural practice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0" office:value-type="string" calcext:value-type="string">
            <text:p xmlns:text="urn:oasis:names:tc:opendocument:xmlns:text:1.0">His laws of motion and universal gravitation.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have been / growing more healthy crop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" office:value-type="string" calcext:value-type="string">
            <text:p xmlns:text="urn:oasis:names:tc:opendocument:xmlns:text:1.0"><text:span text:style-name="T15">Which of his contributions is </text:span><text:span text:style-name="T16">NOT</text:span><text:span text:style-name="T17"> mentioned in the text ?</text:span>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is / durable agriculture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9" office:value-type="string" calcext:value-type="string">
            <text:p xmlns:text="urn:oasis:names:tc:opendocument:xmlns:text:1.0">His discoveries in calculus and geometry.</text:p>
          </table:table-cell>
          <table:table-cell table:style-name="ce3" table:number-columns-repeated="2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 table:number-columns-repeated="2"/>
          <table:table-cell table:style-name="ce2" office:value-type="float" office:value="36" calcext:value-type="float">
            <text:p>36</text:p>
          </table:table-cell>
          <table:table-cell table:style-name="ce9" office:value-type="string" calcext:value-type="string">
            <text:p>Lots of .... if the virus was responsible...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4" office:value-type="string" calcext:value-type="string">
            <text:p xmlns:text="urn:oasis:names:tc:opendocument:xmlns:text:1.0">it absorbs the violet, red and blue rays of white light.</text:p>
          </table:table-cell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experiences were made to see / for the illnes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" office:value-type="string" calcext:value-type="string">
            <text:p xmlns:text="urn:oasis:names:tc:opendocument:xmlns:text:1.0">He realized a leaf is green because....</text:p>
          </table:table-cell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experiences were carried out to work out / for the sicknes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2" office:value-type="string" calcext:value-type="string">
            <text:p xmlns:text="urn:oasis:names:tc:opendocument:xmlns:text:1.0">the green colour is absorbed by the sun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tests have been done to see / of the disorder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3" office:value-type="string" calcext:value-type="string">
            <text:p xmlns:text="urn:oasis:names:tc:opendocument:xmlns:text:1.0">the chlorophyll absorbs the light.</text:p>
          </table:table-cell>
          <table:table-cell table:style-name="ce2" office:value-type="string" calcext:value-type="string">
            <text:p>d</text:p>
          </table:table-cell>
          <table:table-cell table:style-name="ce12" office:value-type="string" calcext:value-type="string">
            <text:p>experiments have been done to find out / for the disease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3" office:value-type="string" calcext:value-type="string">
            <text:p xmlns:text="urn:oasis:names:tc:opendocument:xmlns:text:1.0">the chlorophyll absorbs the light.</text:p>
          </table:table-cell>
          <table:table-cell table:style-name="ce3" table:number-columns-repeated="2"/>
          <table:table-cell table:style-name="ce18"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/>
          <table:table-cell/>
          <table:table-cell table:style-name="ce2" office:value-type="float" office:value="37" calcext:value-type="float">
            <text:p>37</text:p>
          </table:table-cell>
          <table:table-cell table:style-name="ce3" office:value-type="string" calcext:value-type="string">
            <text:p>Which is correct?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7" office:value-type="string" calcext:value-type="string">
            <text:p xmlns:text="urn:oasis:names:tc:opendocument:xmlns:text:1.0">chromatic herboration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Biologists and geneticists do research on stem cell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" office:value-type="string" calcext:value-type="string">
            <text:p xmlns:text="urn:oasis:names:tc:opendocument:xmlns:text:1.0">Ever since the time of Aristotle, most scientists believed that light was...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Biologists and geneticians make research on stem cell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8" office:value-type="string" calcext:value-type="string">
            <text:p xmlns:text="urn:oasis:names:tc:opendocument:xmlns:text:1.0">a rainbow of colours.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Biologists and geneticians carry out researches on strain cells.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6" office:value-type="string" calcext:value-type="string">
            <text:p xmlns:text="urn:oasis:names:tc:opendocument:xmlns:text:1.0">all white.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Biologistes and geneticians perform researches on stem cell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7" office:value-type="string" calcext:value-type="string">
            <text:p xmlns:text="urn:oasis:names:tc:opendocument:xmlns:text:1.0">chromatic herboration.</text:p>
          </table:table-cell>
          <table:table-cell table:style-name="ce3" table:number-columns-repeated="2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 table:number-columns-repeated="2"/>
          <table:table-cell table:style-name="ce2" office:value-type="float" office:value="38" calcext:value-type="float">
            <text:p>38</text:p>
          </table:table-cell>
          <table:table-cell table:style-name="ce9" office:value-type="string" calcext:value-type="string">
            <text:p>I am interested ... science but I am not very good … it. It depends … 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92" office:value-type="string" calcext:value-type="string">
            <text:p xmlns:text="urn:oasis:names:tc:opendocument:xmlns:text:1.0">the visible spectrum is made up of different wavelengths.</text:p>
          </table:table-cell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by / in / of the subject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9" office:value-type="string" calcext:value-type="string">
            <text:p xmlns:text="urn:oasis:names:tc:opendocument:xmlns:text:1.0">Newton showed that …</text:p>
          </table:table-cell>
          <table:table-cell table:style-name="ce2" office:value-type="string" calcext:value-type="string">
            <text:p>b</text:p>
          </table:table-cell>
          <table:table-cell table:style-name="ce12" office:value-type="string" calcext:value-type="string">
            <text:p>in / at / on the subject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90" office:value-type="string" calcext:value-type="string">
            <text:p xmlns:text="urn:oasis:names:tc:opendocument:xmlns:text:1.0">light can pass through a prism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in / in / of the topic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91" office:value-type="string" calcext:value-type="string">
            <text:p xmlns:text="urn:oasis:names:tc:opendocument:xmlns:text:1.0">a prism decomposes light into many colours.</text:p>
          </table:table-cell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of / at / in the issue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90" office:value-type="string" calcext:value-type="string">
            <text:p xmlns:text="urn:oasis:names:tc:opendocument:xmlns:text:1.0">light can pass through a prism.</text:p>
          </table:table-cell>
          <table:table-cell table:style-name="ce3" table:number-columns-repeated="2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/>
          <table:table-cell/>
          <table:table-cell table:style-name="ce2"/>
          <table:table-cell table:style-name="ce9" table:number-columns-repeated="3"/>
          <table:table-cell table:style-name="ce3" table:number-columns-repeated="4"/>
          <table:table-cell table:number-columns-repeated="247"/>
        </table:table-row>
        <table:table-row table:style-name="ro3" table:number-rows-repeated="2">
          <table:table-cell table:number-columns-repeated="2"/>
          <table:table-cell table:style-name="ce2"/>
          <table:table-cell table:style-name="ce9" table:number-columns-repeated="3"/>
          <table:table-cell table:style-name="ce3" table:number-columns-repeated="4"/>
          <table:table-cell table:number-columns-repeated="247"/>
        </table:table-row>
        <table:table-row table:style-name="ro3">
          <table:table-cell table:number-columns-repeated="2"/>
          <table:table-cell table:style-name="ce2"/>
          <table:table-cell table:style-name="ce12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number-columns-repeated="2"/>
          <table:table-cell table:style-name="ce2"/>
          <table:table-cell table:style-name="ce9" table:number-columns-repeated="3"/>
          <table:table-cell table:style-name="ce3" table:number-columns-repeated="4"/>
          <table:table-cell table:number-columns-repeated="247"/>
        </table:table-row>
        <table:table-row table:style-name="ro3">
          <table:table-cell table:number-columns-repeated="2"/>
          <table:table-cell table:style-name="ce3" table:number-columns-repeated="2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 table:number-rows-repeated="2">
          <table:table-cell table:number-columns-repeated="2"/>
          <table:table-cell table:style-name="ce2"/>
          <table:table-cell table:style-name="ce3" table:number-columns-repeated="7"/>
          <table:table-cell table:number-columns-repeated="247"/>
        </table:table-row>
        <table:table-row table:style-name="ro3">
          <table:table-cell table:number-columns-repeated="2"/>
          <table:table-cell table:style-name="ce2"/>
          <table:table-cell table:style-name="ce3"/>
          <table:table-cell table:style-name="ce9" table:number-columns-repeated="2"/>
          <table:table-cell/>
          <table:table-cell table:style-name="ce9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2"/>
          <table:table-cell table:style-name="ce3"/>
          <table:table-cell table:style-name="ce9" table:number-columns-repeated="2"/>
          <table:table-cell/>
          <table:table-cell table:style-name="ce12"/>
          <table:table-cell table:style-name="ce9" table:number-columns-repeated="4"/>
          <table:table-cell table:number-columns-repeated="245"/>
        </table:table-row>
        <table:table-row table:style-name="ro3">
          <table:table-cell table:number-columns-repeated="2"/>
          <table:table-cell table:style-name="ce2"/>
          <table:table-cell table:style-name="ce3"/>
          <table:table-cell table:style-name="ce9" table:number-columns-repeated="2"/>
          <table:table-cell/>
          <table:table-cell table:style-name="ce9" table:number-columns-repeated="5"/>
          <table:table-cell table:number-columns-repeated="245"/>
        </table:table-row>
        <table:table-row table:style-name="ro3">
          <table:table-cell table:number-columns-repeated="4"/>
          <table:table-cell table:style-name="ce9" table:number-columns-repeated="2"/>
          <table:table-cell/>
          <table:table-cell table:style-name="ce9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3"/>
          <table:table-cell table:style-name="ce9" table:number-columns-repeated="4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3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9" table:number-columns-repeated="4"/>
          <table:table-cell table:number-columns-repeated="246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12"/>
          <table:table-cell table:style-name="ce9" table:number-columns-repeated="3"/>
          <table:table-cell table:number-columns-repeated="246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3"/>
          <table:table-cell table:style-name="ce9" table:number-columns-repeated="3"/>
          <table:table-cell table:number-columns-repeated="246"/>
        </table:table-row>
        <table:table-row table:style-name="ro3" table:number-rows-repeated="2">
          <table:table-cell table:number-columns-repeated="2"/>
          <table:table-cell table:style-name="ce9" table:number-columns-repeated="4"/>
          <table:table-cell/>
          <table:table-cell table:style-name="ce9" table:number-columns-repeated="4"/>
          <table:table-cell table:number-columns-repeated="246"/>
        </table:table-row>
        <table:table-row table:style-name="ro3">
          <table:table-cell table:number-columns-repeated="2"/>
          <table:table-cell table:style-name="ce3" table:number-columns-repeated="4"/>
          <table:table-cell table:number-columns-repeated="251"/>
        </table:table-row>
        <table:table-row table:style-name="ro3" table:number-rows-repeated="4">
          <table:table-cell table:number-columns-repeated="2"/>
          <table:table-cell table:style-name="ce9" table:number-columns-repeated="4"/>
          <table:table-cell/>
          <table:table-cell table:style-name="ce9" table:number-columns-repeated="3"/>
          <table:table-cell table:number-columns-repeated="247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12"/>
          <table:table-cell table:style-name="ce9" table:number-columns-repeated="2"/>
          <table:table-cell table:number-columns-repeated="247"/>
        </table:table-row>
        <table:table-row table:style-name="ro3">
          <table:table-cell table:number-columns-repeated="2"/>
          <table:table-cell table:style-name="ce9" table:number-columns-repeated="4"/>
          <table:table-cell table:number-columns-repeated="251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3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12"/>
          <table:table-cell table:style-name="ce3" table:number-columns-repeated="3"/>
          <table:table-cell table:style-name="ce9" table:number-columns-repeated="3"/>
          <table:table-cell table:number-columns-repeated="243"/>
        </table:table-row>
        <table:table-row table:style-name="ro3" table:number-rows-repeated="2">
          <table:table-cell table:number-columns-repeated="2"/>
          <table:table-cell table:style-name="ce9" table:number-columns-repeated="4"/>
          <table:table-cell/>
          <table:table-cell table:style-name="ce3" table:number-columns-repeated="4"/>
          <table:table-cell table:style-name="ce9" table:number-columns-repeated="3"/>
          <table:table-cell table:number-columns-repeated="243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3" table:number-columns-repeated="4"/>
          <table:table-cell table:style-name="ce12"/>
          <table:table-cell table:style-name="ce9" table:number-columns-repeated="2"/>
          <table:table-cell table:number-columns-repeated="243"/>
        </table:table-row>
        <table:table-row table:style-name="ro3">
          <table:table-cell table:number-columns-repeated="2"/>
          <table:table-cell table:style-name="ce3" table:number-columns-repeated="9"/>
          <table:table-cell table:style-name="ce12"/>
          <table:table-cell table:style-name="ce9" table:number-columns-repeated="2"/>
          <table:table-cell table:number-columns-repeated="243"/>
        </table:table-row>
        <table:table-row table:style-name="ro3">
          <table:table-cell table:number-columns-repeated="2"/>
          <table:table-cell table:style-name="ce9" table:number-columns-repeated="3"/>
          <table:table-cell/>
          <table:table-cell table:style-name="ce3"/>
          <table:table-cell table:number-columns-repeated="3"/>
          <table:table-cell table:style-name="ce3" table:number-columns-repeated="3"/>
          <table:table-cell table:number-columns-repeated="244"/>
        </table:table-row>
        <table:table-row table:style-name="ro3">
          <table:table-cell table:number-columns-repeated="2"/>
          <table:table-cell table:style-name="ce9" table:number-columns-repeated="3"/>
          <table:table-cell table:style-name="ce3" table:number-columns-repeated="2"/>
          <table:table-cell table:number-columns-repeated="3"/>
          <table:table-cell table:style-name="ce3" table:number-columns-repeated="3"/>
          <table:table-cell table:number-columns-repeated="244"/>
        </table:table-row>
        <table:table-row table:style-name="ro3" table:number-rows-repeated="3">
          <table:table-cell table:number-columns-repeated="2"/>
          <table:table-cell table:style-name="ce9" table:number-columns-repeated="3"/>
          <table:table-cell table:number-columns-repeated="5"/>
          <table:table-cell table:style-name="ce3" table:number-columns-repeated="2"/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3"/>
          <table:table-cell table:number-columns-repeated="252"/>
        </table:table-row>
        <table:table-row table:style-name="ro3">
          <table:table-cell table:number-columns-repeated="2"/>
          <table:table-cell table:style-name="ce9" table:number-columns-repeated="2"/>
          <table:table-cell table:style-name="ce3"/>
          <table:table-cell table:number-columns-repeated="2"/>
          <table:table-cell table:style-name="ce9" table:number-columns-repeated="3"/>
          <table:table-cell table:number-columns-repeated="247"/>
        </table:table-row>
        <table:table-row table:style-name="ro3">
          <table:table-cell table:number-columns-repeated="2"/>
          <table:table-cell table:style-name="ce9" table:number-columns-repeated="2"/>
          <table:table-cell table:style-name="ce3"/>
          <table:table-cell table:style-name="ce9" table:number-columns-repeated="2"/>
          <table:table-cell table:style-name="ce12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243"/>
        </table:table-row>
        <table:table-row table:style-name="ro3">
          <table:table-cell table:number-columns-repeated="2"/>
          <table:table-cell table:style-name="ce9" table:number-columns-repeated="2"/>
          <table:table-cell table:style-name="ce3"/>
          <table:table-cell table:number-columns-repeated="2"/>
          <table:table-cell table:style-name="ce3"/>
          <table:table-cell table:style-name="ce9" table:number-columns-repeated="2"/>
          <table:table-cell table:number-columns-repeated="247"/>
        </table:table-row>
        <table:table-row table:style-name="ro3" table:number-rows-repeated="2">
          <table:table-cell table:number-columns-repeated="2"/>
          <table:table-cell table:style-name="ce9" table:number-columns-repeated="2"/>
          <table:table-cell table:style-name="ce3"/>
          <table:table-cell table:number-columns-repeated="2"/>
          <table:table-cell table:style-name="ce9" table:number-columns-repeated="3"/>
          <table:table-cell table:number-columns-repeated="247"/>
        </table:table-row>
        <table:table-row table:style-name="ro3">
          <table:table-cell table:number-columns-repeated="2"/>
          <table:table-cell table:style-name="ce3" table:number-columns-repeated="3"/>
          <table:table-cell table:number-columns-repeated="2"/>
          <table:table-cell table:style-name="ce3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2"/>
          <table:table-cell table:number-columns-repeated="3"/>
          <table:table-cell table:style-name="ce3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8"/>
          <table:table-cell table:number-columns-repeated="243"/>
        </table:table-row>
        <table:table-row table:style-name="ro3">
          <table:table-cell table:number-columns-repeated="2"/>
          <table:table-cell table:style-name="ce3" table:number-columns-repeated="2"/>
          <table:table-cell table:number-columns-repeated="2"/>
          <table:table-cell table:style-name="ce3"/>
          <table:table-cell table:style-name="ce12"/>
          <table:table-cell table:style-name="ce3" table:number-columns-repeated="6"/>
          <table:table-cell table:number-columns-repeated="243"/>
        </table:table-row>
        <table:table-row table:style-name="ro3" table:number-rows-repeated="2"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8"/>
          <table:table-cell table:number-columns-repeated="243"/>
        </table:table-row>
        <table:table-row table:style-name="ro3">
          <table:table-cell table:number-columns-repeated="6"/>
          <table:table-cell table:style-name="ce3" table:number-columns-repeated="5"/>
          <table:table-cell/>
          <table:table-cell table:style-name="ce3" table:number-columns-repeated="2"/>
          <table:table-cell table:number-columns-repeated="243"/>
        </table:table-row>
        <table:table-row table:style-name="ro3">
          <table:table-cell table:number-columns-repeated="2"/>
          <table:table-cell table:style-name="ce9" table:number-columns-repeated="2"/>
          <table:table-cell table:number-columns-repeated="2"/>
          <table:table-cell table:style-name="ce3" table:number-columns-repeated="5"/>
          <table:table-cell/>
          <table:table-cell table:style-name="ce3" table:number-columns-repeated="2"/>
          <table:table-cell table:number-columns-repeated="243"/>
        </table:table-row>
        <table:table-row table:style-name="ro3">
          <table:table-cell table:number-columns-repeated="2"/>
          <table:table-cell table:style-name="ce9" table:number-columns-repeated="2"/>
          <table:table-cell table:number-columns-repeated="3"/>
          <table:table-cell table:style-name="ce12"/>
          <table:table-cell table:style-name="ce3" table:number-columns-repeated="4"/>
          <table:table-cell table:number-columns-repeated="245"/>
        </table:table-row>
        <table:table-row table:style-name="ro3" table:number-rows-repeated="3">
          <table:table-cell table:number-columns-repeated="2"/>
          <table:table-cell table:style-name="ce9" table:number-columns-repeated="2"/>
          <table:table-cell table:number-columns-repeated="3"/>
          <table:table-cell table:style-name="ce3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3"/>
          <table:table-cell table:number-columns-repeated="2"/>
          <table:table-cell table:style-name="ce3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2"/>
          <table:table-cell table:style-name="ce3" table:number-columns-repeated="3"/>
          <table:table-cell table:number-columns-repeated="2"/>
          <table:table-cell table:style-name="ce3" table:number-columns-repeated="5"/>
          <table:table-cell table:number-columns-repeated="243"/>
        </table:table-row>
        <table:table-row table:style-name="ro3" table:number-rows-repeated="3">
          <table:table-cell table:number-columns-repeated="2"/>
          <table:table-cell table:style-name="ce9" table:number-columns-repeated="2"/>
          <table:table-cell table:style-name="ce3"/>
          <table:table-cell table:number-columns-repeated="4"/>
          <table:table-cell table:style-name="ce3" table:number-columns-repeated="2"/>
          <table:table-cell table:number-columns-repeated="246"/>
        </table:table-row>
        <table:table-row table:style-name="ro3">
          <table:table-cell table:number-columns-repeated="2"/>
          <table:table-cell table:style-name="ce9" table:number-columns-repeated="2"/>
          <table:table-cell table:style-name="ce3"/>
          <table:table-cell table:number-columns-repeated="5"/>
          <table:table-cell table:style-name="ce3"/>
          <table:table-cell table:number-columns-repeated="246"/>
        </table:table-row>
        <table:table-row table:style-name="ro3">
          <table:table-cell table:number-columns-repeated="2"/>
          <table:table-cell table:style-name="ce3" table:number-columns-repeated="3"/>
          <table:table-cell table:number-columns-repeated="252"/>
        </table:table-row>
        <table:table-row table:style-name="ro3" table:number-rows-repeated="3">
          <table:table-cell table:number-columns-repeated="2"/>
          <table:table-cell table:style-name="ce9" table:number-columns-repeated="3"/>
          <table:table-cell table:number-columns-repeated="252"/>
        </table:table-row>
        <table:table-row table:style-name="ro3" table:number-rows-repeated="2">
          <table:table-cell table:number-columns-repeated="2"/>
          <table:table-cell table:style-name="ce9" table:number-columns-repeated="3"/>
          <table:table-cell/>
          <table:table-cell table:style-name="ce3" table:number-columns-repeated="4"/>
          <table:table-cell table:number-columns-repeated="247"/>
        </table:table-row>
        <table:table-row table:style-name="ro3">
          <table:table-cell table:number-columns-repeated="6"/>
          <table:table-cell table:style-name="ce3" table:number-columns-repeated="4"/>
          <table:table-cell table:number-columns-repeated="247"/>
        </table:table-row>
        <table:table-row table:style-name="ro3" table:number-rows-repeated="12">
          <table:table-cell table:number-columns-repeated="2"/>
          <table:table-cell table:style-name="ce3" table:number-columns-repeated="4"/>
          <table:table-cell/>
          <table:table-cell table:style-name="ce3" table:number-columns-repeated="3"/>
          <table:table-cell table:number-columns-repeated="247"/>
        </table:table-row>
        <table:table-row table:style-name="ro3" table:number-rows-repeated="5">
          <table:table-cell table:number-columns-repeated="2"/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3"/>
          <table:table-cell table:number-columns-repeated="247"/>
        </table:table-row>
        <table:table-row table:style-name="ro3">
          <table:table-cell table:number-columns-repeated="6"/>
          <table:table-cell table:style-name="ce3" table:number-columns-repeated="4"/>
          <table:table-cell table:number-columns-repeated="247"/>
        </table:table-row>
        <table:table-row table:style-name="ro3" table:number-rows-repeated="5">
          <table:table-cell table:number-columns-repeated="2"/>
          <table:table-cell table:style-name="ce3" table:number-columns-repeated="3"/>
          <table:table-cell/>
          <table:table-cell table:style-name="ce3" table:number-columns-repeated="4"/>
          <table:table-cell table:number-columns-repeated="247"/>
        </table:table-row>
        <table:table-row table:style-name="ro3" table:number-rows-repeated="6">
          <table:table-cell table:number-columns-repeated="2"/>
          <table:table-cell table:style-name="ce3" table:number-columns-repeated="8"/>
          <table:table-cell table:number-columns-repeated="247"/>
        </table:table-row>
        <table:table-row table:style-name="ro3">
          <table:table-cell table:number-columns-repeated="2"/>
          <table:table-cell table:style-name="ce3" table:number-columns-repeated="4"/>
          <table:table-cell table:number-columns-repeated="3"/>
          <table:table-cell table:style-name="ce9"/>
          <table:table-cell table:number-columns-repeated="247"/>
        </table:table-row>
        <table:table-row table:style-name="ro3" table:number-rows-repeated="4">
          <table:table-cell table:number-columns-repeated="2"/>
          <table:table-cell table:style-name="ce9" table:number-columns-repeated="3"/>
          <table:table-cell table:style-name="ce3"/>
          <table:table-cell table:number-columns-repeated="3"/>
          <table:table-cell table:style-name="ce9"/>
          <table:table-cell table:number-columns-repeated="247"/>
        </table:table-row>
        <table:table-row table:style-name="ro3">
          <table:table-cell table:number-columns-repeated="2"/>
          <table:table-cell table:style-name="ce9" table:number-columns-repeated="3"/>
          <table:table-cell table:style-name="ce3"/>
          <table:table-cell table:style-name="ce19"/>
          <table:table-cell table:style-name="ce9" table:number-columns-repeated="3"/>
          <table:table-cell table:number-columns-repeated="247"/>
        </table:table-row>
        <table:table-row table:style-name="ro3" table:number-rows-repeated="3">
          <table:table-cell table:number-columns-repeated="2"/>
          <table:table-cell table:style-name="ce3" table:number-columns-repeated="4"/>
          <table:table-cell table:style-name="ce9" table:number-columns-repeated="4"/>
          <table:table-cell table:number-columns-repeated="247"/>
        </table:table-row>
        <table:table-row table:style-name="ro3" table:number-rows-repeated="2">
          <table:table-cell table:number-columns-repeated="2"/>
          <table:table-cell table:style-name="ce3" table:number-columns-repeated="4"/>
          <table:table-cell table:style-name="ce12"/>
          <table:table-cell table:style-name="ce9" table:number-columns-repeated="3"/>
          <table:table-cell table:number-columns-repeated="247"/>
        </table:table-row>
        <table:table-row table:style-name="ro3">
          <table:table-cell table:number-columns-repeated="2"/>
          <table:table-cell table:style-name="ce3" table:number-columns-repeated="8"/>
          <table:table-cell table:number-columns-repeated="247"/>
        </table:table-row>
        <table:table-row table:style-name="ro3">
          <table:table-cell table:number-columns-repeated="2"/>
          <table:table-cell table:style-name="ce3" table:number-columns-repeated="4"/>
          <table:table-cell table:number-columns-repeated="251"/>
        </table:table-row>
        <table:table-row table:style-name="ro3" table:number-rows-repeated="2">
          <table:table-cell table:number-columns-repeated="2"/>
          <table:table-cell table:style-name="ce9" table:number-columns-repeated="3"/>
          <table:table-cell table:style-name="ce3"/>
          <table:table-cell table:number-columns-repeated="251"/>
        </table:table-row>
        <table:table-row table:style-name="ro3" table:number-rows-repeated="2">
          <table:table-cell table:number-columns-repeated="2"/>
          <table:table-cell table:style-name="ce9" table:number-columns-repeated="3"/>
          <table:table-cell table:style-name="ce3"/>
          <table:table-cell table:number-columns-repeated="4"/>
          <table:table-cell table:style-name="ce20" table:number-columns-repeated="2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3"/>
          <table:table-cell table:style-name="ce3"/>
          <table:table-cell table:number-columns-repeated="3"/>
          <table:table-cell table:style-name="ce20" table:number-columns-repeated="3"/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4"/>
          <table:table-cell table:number-columns-repeated="3"/>
          <table:table-cell table:style-name="ce20" table:number-columns-repeated="3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2"/>
          <table:table-cell/>
          <table:table-cell table:style-name="ce3"/>
          <table:table-cell table:number-columns-repeated="3"/>
          <table:table-cell table:style-name="ce20" table:number-columns-repeated="3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2"/>
          <table:table-cell/>
          <table:table-cell table:style-name="ce3"/>
          <table:table-cell table:style-name="ce20" table:number-columns-repeated="6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2"/>
          <table:table-cell/>
          <table:table-cell table:style-name="ce3"/>
          <table:table-cell table:number-columns-repeated="5"/>
          <table:table-cell table:style-name="ce20"/>
          <table:table-cell table:number-columns-repeated="245"/>
        </table:table-row>
        <table:table-row table:style-name="ro3" table:number-rows-repeated="2">
          <table:table-cell table:number-columns-repeated="2"/>
          <table:table-cell table:style-name="ce9" table:number-columns-repeated="2"/>
          <table:table-cell/>
          <table:table-cell table:style-name="ce3"/>
          <table:table-cell table:number-columns-repeated="4"/>
          <table:table-cell table:style-name="ce3"/>
          <table:table-cell table:style-name="ce20"/>
          <table:table-cell table:number-columns-repeated="245"/>
        </table:table-row>
        <table:table-row table:style-name="ro3" table:number-rows-repeated="2">
          <table:table-cell table:number-columns-repeated="2"/>
          <table:table-cell table:style-name="ce3" table:number-columns-repeated="4"/>
          <table:table-cell table:number-columns-repeated="4"/>
          <table:table-cell table:style-name="ce3"/>
          <table:table-cell table:style-name="ce20"/>
          <table:table-cell table:number-columns-repeated="245"/>
        </table:table-row>
        <table:table-row table:style-name="ro3" table:number-rows-repeated="2">
          <table:table-cell table:number-columns-repeated="2"/>
          <table:table-cell table:style-name="ce3" table:number-columns-repeated="3"/>
          <table:table-cell/>
          <table:table-cell table:style-name="ce3" table:number-columns-repeated="5"/>
          <table:table-cell table:number-columns-repeated="246"/>
        </table:table-row>
        <table:table-row table:style-name="ro3">
          <table:table-cell table:number-columns-repeated="2"/>
          <table:table-cell table:style-name="ce3" table:number-columns-repeated="3"/>
          <table:table-cell/>
          <table:table-cell table:style-name="ce3" table:number-columns-repeated="4"/>
          <table:table-cell table:number-columns-repeated="247"/>
        </table:table-row>
        <table:table-row table:style-name="ro3">
          <table:table-cell table:number-columns-repeated="2"/>
          <table:table-cell table:style-name="ce3" table:number-columns-repeated="3"/>
          <table:table-cell/>
          <table:table-cell table:style-name="ce12"/>
          <table:table-cell table:style-name="ce3" table:number-columns-repeated="3"/>
          <table:table-cell table:number-columns-repeated="247"/>
        </table:table-row>
        <table:table-row table:style-name="ro1">
          <table:table-cell/>
          <table:table-cell table:style-name="ce3" table:number-columns-repeated="9"/>
          <table:table-cell table:number-columns-repeated="247"/>
        </table:table-row>
        <table:table-row table:style-name="ro1">
          <table:table-cell table:style-name="ce3" table:number-columns-repeated="2"/>
          <table:table-cell table:style-name="ce14" office:value-type="string" calcext:value-type="string">
            <text:p>ESSAYS</text:p>
          </table:table-cell>
          <table:table-cell table:style-name="ce3" table:number-columns-repeated="7"/>
          <table:table-cell table:number-columns-repeated="247"/>
        </table:table-row>
        <table:table-row table:style-name="ro1">
          <table:table-cell/>
          <table:table-cell table:style-name="ce14" office:value-type="string" calcext:value-type="string">
            <text:p>Write 200 words on one of the following subjects:</text:p>
          </table:table-cell>
          <table:table-cell table:style-name="ce3" table:number-columns-repeated="8"/>
          <table:table-cell table:number-columns-repeated="24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We all believe in magic – be it luck, destiny, astrology or life after death. Discuss.</text:p>
          </table:table-cell>
          <table:table-cell table:style-name="ce3" table:number-columns-repeated="8"/>
          <table:table-cell table:number-columns-repeated="24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How can we keep healthy?</text:p>
          </table:table-cell>
          <table:table-cell table:style-name="ce3" table:number-columns-repeated="8"/>
          <table:table-cell table:number-columns-repeated="247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Which of the 4 scientists-Newton, Darwin, M.Curie or Einstein-</text:p>
          </table:table-cell>
          <table:table-cell table:style-name="ce3" table:number-columns-repeated="8"/>
          <table:table-cell table:number-columns-repeated="247"/>
        </table:table-row>
        <table:table-row table:style-name="ro1">
          <table:table-cell table:style-name="ce4"/>
          <table:table-cell table:style-name="ce9" office:value-type="string" calcext:value-type="string">
            <text:p>do you find the greatest, and why?</text:p>
          </table:table-cell>
          <table:table-cell table:style-name="ce9" table:number-columns-repeated="3"/>
          <table:table-cell/>
          <table:table-cell table:style-name="ce3" table:number-columns-repeated="4"/>
          <table:table-cell table:number-columns-repeated="247"/>
        </table:table-row>
        <table:table-row table:style-name="ro2" table:number-rows-repeated="1048324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Feuille2" table:style-name="ta2">
        <table:table-column table:style-name="co5" table:default-cell-style-name="ce1"/>
        <table:table-column table:style-name="co6" table:number-columns-repeated="256" table:default-cell-style-name="ce1"/>
        <table:table-row table:style-name="ro1">
          <table:table-cell table:number-columns-repeated="257"/>
        </table:table-row>
        <table:table-row table:style-name="ro2" table:number-rows-repeated="1048574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Feuille3" table:style-name="ta3">
        <table:table-column table:style-name="co5" table:default-cell-style-name="ce1"/>
        <table:table-column table:style-name="co6" table:number-columns-repeated="256" table:default-cell-style-name="ce1"/>
        <table:table-row table:style-name="ro1">
          <table:table-cell table:number-columns-repeated="257"/>
        </table:table-row>
        <table:table-row table:style-name="ro2" table:number-rows-repeated="1048574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uille2" style:display-name="PageStyle_Feuille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uille3" style:display-name="PageStyle_Feuille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nne Desbordes</meta:initial-creator>
    <meta:creation-date>2014-02-05T15:45:37.840000000</meta:creation-date>
    <dc:date>2016-05-10T10:34:10.357397800</dc:date>
    <meta:print-date>2014-03-27T16:41:44.390000000</meta:print-date>
    <meta:editing-cycles>46</meta:editing-cycles>
    <meta:editing-duration>PT18H42M46S</meta:editing-duration>
    <meta:generator>jOpenDocument/1.3</meta:generator>
  </office:meta>
</office:document-meta>
</file>